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1580a" officeooo:paragraph-rsid="0001580a"/>
    </style:style>
    <style:style style:name="P2" style:family="paragraph" style:parent-style-name="Text_20_body">
      <style:text-properties officeooo:rsid="0010420d" officeooo:paragraph-rsid="0010420d"/>
    </style:style>
    <style:style style:name="P3" style:family="paragraph" style:parent-style-name="Text_20_body" style:list-style-name="">
      <style:paragraph-properties fo:text-align="start" style:justify-single-word="false"/>
      <style:text-properties fo:font-weight="bold" officeooo:rsid="0010420d" officeooo:paragraph-rsid="0010420d" style:font-weight-asian="bold" style:font-weight-complex="bold"/>
    </style:style>
    <style:style style:name="P4" style:family="paragraph" style:parent-style-name="Table_20_Contents" style:list-style-name="">
      <style:paragraph-properties fo:text-align="center" style:justify-single-word="false"/>
      <style:text-properties officeooo:rsid="0001ac9c" officeooo:paragraph-rsid="0001ac9c"/>
    </style:style>
    <style:style style:name="P5" style:family="paragraph" style:parent-style-name="Table_20_Contents" style:list-style-name="">
      <style:paragraph-properties fo:text-align="start" style:justify-single-word="false"/>
      <style:text-properties officeooo:paragraph-rsid="0001580a"/>
    </style:style>
    <style:style style:name="P6" style:family="paragraph" style:parent-style-name="Table_20_Contents" style:list-style-name="">
      <style:paragraph-properties fo:text-align="start" style:justify-single-word="false"/>
      <style:text-properties officeooo:rsid="0001580a" officeooo:paragraph-rsid="0001580a"/>
    </style:style>
    <style:style style:name="P7" style:family="paragraph" style:parent-style-name="Table_20_Contents" style:list-style-name="">
      <style:paragraph-properties fo:text-align="start" style:justify-single-word="false"/>
      <style:text-properties officeooo:rsid="00038f94" officeooo:paragraph-rsid="00038f94"/>
    </style:style>
    <style:style style:name="P8" style:family="paragraph" style:parent-style-name="Table_20_Contents" style:list-style-name="Numbering_20_2">
      <style:paragraph-properties fo:text-align="start" style:justify-single-word="false"/>
      <style:text-properties officeooo:rsid="00038f94" officeooo:paragraph-rsid="00017c18"/>
    </style:style>
    <style:style style:name="P9" style:family="paragraph" style:parent-style-name="Table_20_Contents" style:list-style-name="Numbering_20_2">
      <style:paragraph-properties fo:text-align="start" style:justify-single-word="false"/>
      <style:text-properties officeooo:rsid="00038f94" officeooo:paragraph-rsid="00067ad4"/>
    </style:style>
    <style:style style:name="P10" style:family="paragraph" style:parent-style-name="Table_20_Contents" style:list-style-name="">
      <style:paragraph-properties fo:text-align="center" style:justify-single-word="false"/>
      <style:text-properties style:text-underline-style="solid" style:text-underline-width="auto" style:text-underline-color="font-color" officeooo:rsid="0001580a" officeooo:paragraph-rsid="0001580a"/>
    </style:style>
    <style:style style:name="P11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17c18"/>
    </style:style>
    <style:style style:name="P12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584f1"/>
    </style:style>
    <style:style style:name="P13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67ad4"/>
    </style:style>
    <style:style style:name="P14" style:family="paragraph" style:parent-style-name="Table_20_Contents" style:list-style-name="Numbering_20_2">
      <style:paragraph-properties fo:text-align="start" style:justify-single-word="false"/>
      <style:text-properties officeooo:rsid="0008589e" officeooo:paragraph-rsid="0008589e"/>
    </style:style>
    <style:style style:name="P15" style:family="paragraph" style:parent-style-name="Table_20_Contents" style:list-style-name="">
      <style:paragraph-properties fo:text-align="center" style:justify-single-word="false"/>
      <style:text-properties fo:font-size="8pt" officeooo:rsid="0001580a" officeooo:paragraph-rsid="0001580a" style:font-size-asian="7pt" style:font-size-complex="8pt"/>
    </style:style>
    <style:style style:name="T1" style:family="text">
      <style:text-properties officeooo:rsid="00038f94"/>
    </style:style>
    <style:style style:name="T2" style:family="text">
      <style:text-properties officeooo:rsid="00067ad4"/>
    </style:style>
    <style:style style:name="T3" style:family="text">
      <style:text-properties officeooo:rsid="0008589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a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4">ENGLISH</text:p>
          </table:table-cell>
          <table:table-cell table:style-name="Taula1.A1" office:value-type="string">
            <text:p text:style-name="P4">ESPAÑOL</text:p>
          </table:table-cell>
        </table:table-row>
        <table:table-row>
          <table:table-cell table:style-name="Taula1.A1" office:value-type="string">
            <text:p text:style-name="P3">Read this document if you had a problem with Chronojump.</text:p>
            <text:p text:style-name="P6"/>
            <text:p text:style-name="P6">All the softwares have bugs, but some softwares fix them very fast. If you help us in this easy steps, Chronojump will be very stable</text:p>
            <text:p text:style-name="P6"/>
            <text:p text:style-name="P7">The steps consist on trying to reproduce the same problem you found, and send us a file.</text:p>
            <text:p text:style-name="P6"/>
            <text:p text:style-name="P6">Thanks for your support.</text:p>
          </table:table-cell>
          <table:table-cell table:style-name="Taula1.A1" office:value-type="string">
            <text:p text:style-name="P3">Lea este documento si ha tenido algún problema con Chronojump (cuelgue).</text:p>
            <text:p text:style-name="P6"/>
            <text:p text:style-name="P6">Todos los softwares tienen fallos, lo importante es que estos se arreglen lo más rápido possible.</text:p>
            <text:p text:style-name="P6">Arreglarlos es rápido si se siguen estos sencillos pasos.</text:p>
            <text:p text:style-name="P5"/>
            <text:p text:style-name="P7">Se trata de intentar reproducir el mismo error que encontró y enviarnos un archivo.</text:p>
            <text:p text:style-name="P6"/>
            <text:p text:style-name="P6">Gracias por su ayuda.</text:p>
          </table:table-cell>
        </table:table-row>
        <table:table-row>
          <table:table-cell table:style-name="Taula1.A1" table:number-columns-spanned="2" office:value-type="string">
            <text:p text:style-name="P15"/>
            <text:p text:style-name="P10">WINDOWS</text:p>
            <text:p text:style-name="P15"/>
          </table:table-cell>
          <table:covered-table-cell/>
        </table:table-row>
        <table:table-row>
          <table:table-cell table:style-name="Taula1.A1" office:value-type="string">
            <text:list xml:id="list5310282349229132988" text:style-name="Numbering_20_2">
              <text:list-item>
                <text:p text:style-name="P11">On Windows START menu, search the Chronojump folder</text:p>
              </text:list-item>
              <text:list-item>
                <text:p text:style-name="P11">Execute <text:span text:style-name="T4">Chronojump debug</text:span> program</text:p>
              </text:list-item>
              <text:list-item>
                <text:p text:style-name="P11">Open «Session / Preferences / Open logs folder». Here a file called <text:span text:style-name="T4">log_chronojump.txt</text:span> will be generated</text:p>
              </text:list-item>
              <text:list-item>
                <text:p text:style-name="P11">Use <text:span text:style-name="T1">the program</text:span> to reproduce the same problem you found before.</text:p>
              </text:list-item>
              <text:list-item>
                <text:p text:style-name="P11">When you found it, close Chronojump program (maybe it closed automatically)</text:p>
              </text:list-item>
              <text:list-item>
                <text:p text:style-name="P11">Send an email to <text:a xlink:type="simple" xlink:href="mailto:support@chronojump.org">support@chronojump.org</text:a> telling what happened, and attach the file log_chronojump.txt</text:p>
              </text:list-item>
            </text:list>
          </table:table-cell>
          <table:table-cell table:style-name="Taula1.A1" office:value-type="string">
            <text:list xml:id="list162516632831681" text:continue-list="list5310282349229132988" text:style-name="Numbering_20_2">
              <text:list-item text:start-value="1">
                <text:p text:style-name="P11"><text:span text:style-name="T1">En el menú INICIO de </text:span>Windows <text:span text:style-name="T1">busque la carpeta Chronojump</text:span></text:p>
              </text:list-item>
              <text:list-item>
                <text:p text:style-name="P11"><text:span text:style-name="T3">Abra el programa </text:span><text:span text:style-name="T4">Chronojump debug</text:span></text:p>
              </text:list-item>
              <text:list-item>
                <text:p text:style-name="P11"><text:span text:style-name="T1">Haga clic en «</text:span>Ses<text:span text:style-name="T1">ión</text:span> / Preferenc<text:span text:style-name="T1">ia</text:span>s / <text:span text:style-name="T1">Abrir carpeta de logs»</text:span>. <text:span text:style-name="T1">Aquí se encuentra un archivo llamado</text:span> <text:span text:style-name="T4">log_chronojump.txt</text:span> <text:span text:style-name="T1">que registrará el error.</text:span></text:p>
              </text:list-item>
              <text:list-item>
                <text:p text:style-name="P11">Use <text:span text:style-name="T1">el programa intentando reproducir el mismo error que encontró anteriormente.</text:span></text:p>
              </text:list-item>
              <text:list-item>
                <text:p text:style-name="P8">Cuando lo encuentre, cierre el Chronojump (si no se ha cerrado anteriormente)</text:p>
              </text:list-item>
              <text:list-item>
                <text:p text:style-name="P11"><text:span text:style-name="T3">Escriba a </text:span><text:a xlink:type="simple" xlink:href="mailto:support@chronojump.org">support@chronojump.org</text:a> <text:span text:style-name="T1">indicando qué ha pasado y adjunte el archivo </text:span><text:s/>log_chronojump.txt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15"/>
            <text:p text:style-name="P10">MACOSX</text:p>
            <text:p text:style-name="P15"/>
          </table:table-cell>
          <table:covered-table-cell/>
        </table:table-row>
        <table:table-row>
          <table:table-cell table:style-name="Taula1.A1" office:value-type="string">
            <text:list xml:id="list162516052227408" text:continue-list="list162516632831681" text:style-name="Numbering_20_2">
              <text:list-item text:start-value="1">
                <text:p text:style-name="P12">O<text:span text:style-name="T2">pen Chronojump, go to «</text:span>Session / Preferences / Open logs folder». Here a file called <text:span text:style-name="T4">log_chronojump.txt</text:span> will be generated</text:p>
              </text:list-item>
              <text:list-item>
                <text:p text:style-name="P12">Use <text:span text:style-name="T1">the program</text:span> to reproduce the same problem you found before.</text:p>
              </text:list-item>
              <text:list-item>
                <text:p text:style-name="P12">When you found it, close Chronojump program (maybe it closed automatically)</text:p>
              </text:list-item>
              <text:list-item>
                <text:p text:style-name="P12">Send an email to <text:a xlink:type="simple" xlink:href="mailto:support@chronojump.org">support@chronojump.org</text:a> telling what happened, and attach the file log_chronojump.txt</text:p>
              </text:list-item>
            </text:list>
          </table:table-cell>
          <table:table-cell table:style-name="Taula1.A1" office:value-type="string">
            <text:list xml:id="list162516887473231" text:continue-list="list162516052227408" text:style-name="Numbering_20_2">
              <text:list-item text:start-value="1">
                <text:p text:style-name="P13"><text:span text:style-name="T2">Abra </text:span>Chronojump, <text:span text:style-name="T2">haga clic en «</text:span>Ses<text:span text:style-name="T1">ión</text:span> / Preferenc<text:span text:style-name="T1">ia</text:span>s / <text:span text:style-name="T1">Abrir carpeta de logs»</text:span>. <text:span text:style-name="T1">Aquí se encuentra un archivo llamado</text:span> <text:span text:style-name="T4">log_chronojump.txt</text:span> <text:span text:style-name="T1">que registrará el error.</text:span></text:p>
              </text:list-item>
              <text:list-item>
                <text:p text:style-name="P13">Use <text:span text:style-name="T1">el programa intentando reproducir el mismo error que encontró anteriormente.</text:span></text:p>
              </text:list-item>
              <text:list-item>
                <text:p text:style-name="P9">Cuando lo encuentre, cierre el Chronojump (si no se ha cerrado anteriormente)</text:p>
              </text:list-item>
              <text:list-item>
                <text:p text:style-name="P13"><text:span text:style-name="T3">Escriba a <text:s/></text:span><text:a xlink:type="simple" xlink:href="mailto:support@chronojump.org">support@chronojump.org</text:a> <text:span text:style-name="T1">indicando qué ha pasado y adjunte el archivo </text:span><text:s/>log_chronojump.txt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15"/>
            <text:p text:style-name="P10">LINUX</text:p>
            <text:p text:style-name="P15"/>
          </table:table-cell>
          <table:covered-table-cell/>
        </table:table-row>
        <table:table-row>
          <table:table-cell table:style-name="Taula1.A1" office:value-type="string">
            <text:list xml:id="list6485140480200288844" text:style-name="Numbering_20_2">
              <text:list-item>
                <text:p text:style-name="P14"><text:span text:style-name="T5">c</text:span>hronojump &gt; log.txt 2&gt;&amp;1</text:p>
              </text:list-item>
              <text:list-item>
                <text:p text:style-name="P14">send log.txt to <text:a xlink:type="simple" xlink:href="mailto:support@chronojump.org">support@chronojump.org</text:a></text:p>
              </text:list-item>
            </text:list>
          </table:table-cell>
          <table:table-cell table:style-name="Taula1.A1" office:value-type="string">
            <text:list xml:id="list1528710097760239391" text:style-name="Numbering_20_2">
              <text:list-item>
                <text:p text:style-name="P14"><text:span text:style-name="T5">c</text:span>hronojump &gt; log.txt 2&gt;&amp;1</text:p>
              </text:list-item>
              <text:list-item>
                <text:p text:style-name="P14">Enviar log.txt a <text:a xlink:type="simple" xlink:href="mailto:support@chronojump.org">support@chronojump.org</text:a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list-style-name="Numbering_20_2" style:class="extra">
      <style:paragraph-properties text:number-lines="false" text:line-number="0"/>
      <style:text-properties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4-06-30T12:55:20.071796051</meta:creation-date>
    <meta:generator>LibreOffice/4.2.4.2$Linux_x86 LibreOffice_project/420m0$Build-2</meta:generator>
    <dc:date>2014-06-30T16:25:14.697476343</dc:date>
    <dc:creator>xavier </dc:creator>
    <meta:editing-duration>PT41M57S</meta:editing-duration>
    <meta:editing-cycles>15</meta:editing-cycles>
    <meta:document-statistic meta:table-count="1" meta:image-count="0" meta:object-count="0" meta:page-count="1" meta:paragraph-count="38" meta:word-count="403" meta:character-count="2501" meta:non-whitespace-character-count="2157"/>
  </office:meta>
</office:document-meta>
</file>